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41b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Política de Privacidad de Thunder Instruments**</text:p>
      <text:p text:style-name="Standard"/>
      <text:p text:style-name="Standard">Fecha de última actualización: [Fe<text:span text:style-name="T1">cha: 17/11/2023</text:span>]</text:p>
      <text:p text:style-name="Standard"/>
      <text:p text:style-name="Standard">En Thunder Instruments, nos tomamos la privacidad de nuestros usuarios muy en serio. Esta Política de Privacidad describe cómo recopilamos, utilizamos, compartimos y protegemos la información personal que obtienes al utilizar nuestro sitio web. Te recomendamos que leas detenidamente esta política para comprender cómo gestionamos tus datos.</text:p>
      <text:p text:style-name="Standard"/>
      <text:p text:style-name="Standard">**1. Información que Recopilamos**</text:p>
      <text:p text:style-name="Standard"/>
      <text:p text:style-name="Standard">* **Información Personal:** Podemos recopilar información personal, como tu nombre, dirección de correo electrónico, información de contacto y detalles de pago cuando realizas una compra o te registras en nuestro sitio.</text:p>
      <text:p text:style-name="Standard"/>
      <text:p text:style-name="Standard">* **Información de Navegación:** Recopilamos información sobre tu dispositivo, dirección IP, tipo de navegador, páginas visitadas y otros datos de navegación para mejorar la experiencia del usuario y analizar las tendencias del sitio.</text:p>
      <text:p text:style-name="Standard"/>
      <text:p text:style-name="Standard">**2. Uso de la Información**</text:p>
      <text:p text:style-name="Standard"/>
      <text:p text:style-name="Standard">Utilizamos la información recopilada para los siguientes propósitos:</text:p>
      <text:p text:style-name="Standard"/>
      <text:p text:style-name="Standard">* Procesar y completar tus pedidos.</text:p>
      <text:p text:style-name="Standard">* Enviar actualizaciones sobre tu pedido y responder a tus consultas.</text:p>
      <text:p text:style-name="Standard">* Personalizar tu experiencia en nuestro sitio y ofrecerte contenido relevante.</text:p>
      <text:p text:style-name="Standard">* Mejorar nuestros productos y servicios.</text:p>
      <text:p text:style-name="Standard">* Enviar comunicaciones de marketing si has dado tu consentimiento.</text:p>
      <text:p text:style-name="Standard"/>
      <text:p text:style-name="Standard">**3. Compartir Información**</text:p>
      <text:p text:style-name="Standard"/>
      <text:p text:style-name="Standard">No vendemos, alquilamos ni compartimos tu información personal con terceros sin tu consentimiento, excepto en las siguientes circunstancias:</text:p>
      <text:p text:style-name="Standard"/>
      <text:p text:style-name="Standard">* Proveedores de Servicios: Compartimos información con terceros que nos ayudan a proporcionar servicios, como procesadores de pagos y empresas de envío.</text:p>
      <text:p text:style-name="Standard"/>
      <text:p text:style-name="Standard">* Cumplimiento Legal: Podemos divulgar información cuando sea necesario para cumplir con la ley, proteger nuestros derechos legales o responder a procesos judiciales.</text:p>
      <text:p text:style-name="Standard"/>
      <text:p text:style-name="Standard">**4. Cookies y Tecnologías Similares**</text:p>
      <text:p text:style-name="Standard"/>
      <text:p text:style-name="Standard">Utilizamos cookies y tecnologías similares para mejorar la experiencia del usuario y recopilar información sobre el uso de nuestro sitio. Consulta nuestra Política de Cookies para obtener más detalles.</text:p>
      <text:p text:style-name="Standard"/>
      <text:p text:style-name="Standard">**5. Seguridad de la Información**</text:p>
      <text:p text:style-name="Standard"/>
      <text:p text:style-name="Standard">Implementamos medidas de seguridad para proteger tu información contra pérdida, robo y acceso no autorizado. Sin embargo, ten en cuenta que ninguna medida de seguridad es completamente infalible.</text:p>
      <text:p text:style-name="Standard"/>
      <text:p text:style-name="Standard"><text:soft-page-break/>**6. Cambios en la Política de Privacidad**</text:p>
      <text:p text:style-name="Standard"/>
      <text:p text:style-name="Standard">Nos reservamos el derecho de actualizar esta Política de Privacidad en cualquier momento. Las modificaciones significativas se comunicarán a través de nuestro sitio web.</text:p>
      <text:p text:style-name="Standard"/>
      <text:p text:style-name="Standard">**7. Acceso y Control de la Información Personal**</text:p>
      <text:p text:style-name="Standard"/>
      <text:p text:style-name="Standard">Si deseas acceder, corregir o eliminar tu información personal, o si tienes preguntas sobre esta Política de Privacidad, por favor, ponte en contacto con nosotros a través de [correo electrónico de atención al cliente].</text:p>
      <text:p text:style-name="Standard"/>
      <text:p text:style-name="Standard">Gracias por confiar en Thunder Instruments. Estamos comprometidos a proteger tu privacidad y proporcionarte la mejor experiencia posible en nuestro sitio web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3:55:27.808000000</meta:creation-date>
    <dc:date>2023-11-17T13:55:56.500000000</dc:date>
    <meta:editing-duration>PT28S</meta:editing-duration>
    <meta:editing-cycles>1</meta:editing-cycles>
    <meta:document-statistic meta:table-count="0" meta:image-count="0" meta:object-count="0" meta:page-count="2" meta:paragraph-count="26" meta:word-count="412" meta:character-count="2908" meta:non-whitespace-character-count="2522"/>
    <meta:generator>LibreOffice/7.6.2.1$Windows_X86_64 LibreOffice_project/56f7684011345957bbf33a7ee678afaf4d2ba333</meta:generator>
  </office:meta>
</office:document-meta>
</file>